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120.70pt" fo:text-indent="0.00pt" fo:margin-bottom="10.00pt"/>
    </style:style>
    <style:style style:name="P2" style:family="paragraph">
      <style:paragraph-properties fo:line-height="115.00%" fo:text-align="left" fo:margin-left="149.10pt" fo:text-indent="0.00p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19"/>LANDING PAGE</text:span><text:span text:style-name="T2"/></text:p>
      <text:p text:style-name="P2"><text:span text:style-name="T3"/></text:p>
      <text:p text:style-name="P3"><text:span text:style-name="T3">&lt;!DOCTYPE html&gt;</text:span></text:p>
      <text:p text:style-name="P3"><text:span text:style-name="T3">&lt;head&gt;</text:span></text:p>
      <text:p text:style-name="P3"><text:span text:style-name="T3"><text:s text:c="3"/></text:span></text:p>
      <text:p text:style-name="P3"><text:span text:style-name="T3"><text:s text:c="4"/>&lt;title&gt;Error Makes Clever &lt;/title&gt;</text:span></text:p>
      <text:p text:style-name="P3"><text:span text:style-name="T3">&lt;/head&gt;</text:span></text:p>
      <text:p text:style-name="P3"><text:span text:style-name="T3">&lt;body&gt;</text:span></text:p>
      <text:p text:style-name="P3"><text:span text:style-name="T3"><text:s text:c="4"/>&lt;center&gt;</text:span></text:p>
      <text:p text:style-name="P3"><text:span text:style-name="T3"><text:s text:c="4"/>&lt;h1&gt;Error Makes Clever Academy<text:s/></text:span><text:span text:style-name="T4">🚀</text:span><text:span text:style-name="T5">&lt;/h1&gt;</text:span></text:p>
      <text:p text:style-name="P3"><text:span text:style-name="T5"><text:s text:c="4"/>&lt;h5&gt;training | Tech news | Freshers Guide&lt;/h5&gt;</text:span></text:p>
      <text:p text:style-name="P3"><text:span text:style-name="T5"><text:s text:c="4"/>&lt;p&gt;Empowering young developers to level up their skills through corporate training&lt;/p&gt;</text:span></text:p>
      <text:p text:style-name="P3"><text:span text:style-name="T5">&lt;/center&gt;</text:span></text:p>
      <text:p text:style-name="P3"><text:span text:style-name="T5">&lt;hr&gt;</text:span></text:p>
      <text:p text:style-name="P3"><text:span text:style-name="T5">&lt;center&gt;</text:span></text:p>
      <text:p text:style-name="P3"><text:span text:style-name="T5">&lt;iframe width="560" height="315" src="https://www.youtube.com/embed/5QzzeYHApV0?si=5IV92006_YImCsqw" title="YouTube video player" frameborder="0" allow="accelerometer; autoplay; clipboard-write; encrypted-media; gyroscope; picture-in-picture; web-share" allowfullscreen&gt;&lt;/iframe&gt;</text:span></text:p>
      <text:p text:style-name="P3"><text:span text:style-name="T5">&lt;/center&gt;</text:span></text:p>
      <text:p text:style-name="P3"><text:span text:style-name="T5">&lt;br&gt;</text:span></text:p>
      <text:p text:style-name="P3"><text:span text:style-name="T5">&lt;center&gt;</text:span></text:p>
      <text:p text:style-name="P3"><text:span text:style-name="T5">&lt;p&gt;In this video, I will explain what full stack development is and provide a detailed overview of the technologies used to build full stack web applications. Full stack web development involves building the front-end, back-end, and database components of a web application. This means that full stack developers are responsible for everything from designing the user interface to managing the server-side logic and database.</text:span></text:p>
      <text:p text:style-name="P3"><text:span text:style-name="T5"/></text:p>
      <text:p text:style-name="P3"><text:span text:style-name="T5"><text:s text:c="4"/>I will begin by discussing the key technologies and programming languages used in full stack web development, including HTML, CSS, JavaScript, Node.js, and various front-end frameworks such as React and Angular. I will then move on to discuss the server-side technologies like Python, Java and Node Js, and databases like MySQL, MongoDB, and Aws.</text:span></text:p>
      <text:p text:style-name="P3"><text:span text:style-name="T5"><text:s text:c="4"/>&lt;/p&gt;</text:span></text:p>
      <text:p text:style-name="P3"><text:span text:style-name="T5">&lt;/center&gt;</text:span></text:p>
      <text:p text:style-name="P3"><text:span text:style-name="T5"/></text:p>
      <text:p text:style-name="P3"><text:span text:style-name="T5">&lt;h2&gt;Lets Divide full stack into 3 parts&lt;/h2&gt;</text:span></text:p>
      <text:p text:style-name="P3"><text:span text:style-name="T5">&lt;ul&gt;</text:span></text:p>
      <text:p text:style-name="P3"><text:span text:style-name="T5"><text:s text:c="4"/>&lt;li&gt;Front End&lt;/li&gt;</text:span></text:p>
      <text:p text:style-name="P3"><text:span text:style-name="T5"><text:s text:c="4"/>&lt;li&gt;Back End&lt;/li&gt;</text:span></text:p>
      <text:p text:style-name="P3"><text:span text:style-name="T5"><text:s text:c="4"/>&lt;li&gt;Database&lt;/li&gt;</text:span></text:p>
      <text:p text:style-name="P3"><text:span text:style-name="T5">&lt;/ul&gt;</text:span></text:p>
      <text:p text:style-name="P3"><text:span text:style-name="T5"/></text:p>
      <text:p text:style-name="P3"><text:span text:style-name="T5">&lt;h2&gt;Technologies used for full stack web development&lt;/h2&gt;</text:span></text:p>
      <text:p text:style-name="P3"><text:span text:style-name="T5">&lt;table border="1"&gt;</text:span></text:p>
      <text:p text:style-name="P3"><text:span text:style-name="T5"><text:s text:c="4"/>&lt;tr&gt;</text:span></text:p>
      <text:p text:style-name="P3"><text:span text:style-name="T5"><text:s text:c="4"/>&lt;td&gt;Frontend&lt;/td&gt; &lt;td&gt;backend&lt;/td&gt; &lt;td&gt;Database&lt;/td&gt;</text:span></text:p>
      <text:p text:style-name="P3"><text:span text:style-name="T5"><text:s text:c="4"/>&lt;/tr&gt;</text:span></text:p>
      <text:p text:style-name="P3"><text:span text:style-name="T5"/></text:p>
      <text:p text:style-name="P3"><text:span text:style-name="T5"><text:s text:c="4"/>&lt;tr&gt;</text:span></text:p>
      <text:p text:style-name="P3"><text:span text:style-name="T5"><text:s text:c="8"/>&lt;td&gt;HTML&lt;/td&gt; &lt;td&gt;Java&lt;/td&gt; &lt;td&gt;MongoDB&lt;/td&gt;</text:span></text:p>
      <text:p text:style-name="P3"><text:span text:style-name="T5"><text:s text:c="8"/>&lt;/tr&gt;</text:span></text:p>
      <text:p text:style-name="P3"><text:span text:style-name="T5"/></text:p>
      <text:p text:style-name="P3"><text:span text:style-name="T5"><text:s text:c="8"/>&lt;tr&gt;</text:span></text:p>
      <text:p text:style-name="P3"><text:span text:style-name="T5"><text:s text:c="12"/>&lt;td&gt;CSS&lt;/td&gt; &lt;td&gt;Python&lt;/td&gt; &lt;td&gt;Mysql&lt;/td&gt;</text:span></text:p>
      <text:p text:style-name="P3"><text:span text:style-name="T5"><text:s text:c="12"/>&lt;/tr&gt;</text:span></text:p>
      <text:p text:style-name="P3"><text:span text:style-name="T5"/></text:p>
      <text:p text:style-name="P3"><text:span text:style-name="T5"><text:s text:c="12"/>&lt;tr&gt;</text:span></text:p>
      <text:p text:style-name="P3"><text:span text:style-name="T5"><text:s text:c="16"/>&lt;td&gt;JavaScript&lt;/td&gt; &lt;td&gt;Node Js&lt;/td&gt; &lt;td&gt;Aws&lt;/td&gt;</text:span></text:p>
      <text:p text:style-name="P3"><text:span text:style-name="T5"><text:s text:c="16"/>&lt;/tr&gt;</text:span></text:p>
      <text:p text:style-name="P3"><text:span text:style-name="T5">&lt;/table&gt;</text:span></text:p>
      <text:p text:style-name="P3"><text:span text:style-name="T5"/></text:p>
      <text:p text:style-name="P3"><text:span text:style-name="T5">&lt;hr&gt;</text:span></text:p>
      <text:p text:style-name="P3"><text:span text:style-name="T5">&lt;center&gt;</text:span></text:p>
      <text:p text:style-name="P3"><text:span text:style-name="T5">&lt;p&gt;</text:span></text:p>
      <text:p text:style-name="P3"><text:span text:style-name="T5"><text:s text:c="4"/>&lt;a href="register.html"&gt;Register for a course&lt;/a&gt; &lt;a&gt;instagram&lt;/a&gt; &lt;a href="https://www.youtube.com/watch?v=5QzzeYHApV0"&gt;youtube&lt;/a&gt;</text:span></text:p>
      <text:p text:style-name="P3"><text:span text:style-name="T5"/></text:p>
      <text:p text:style-name="P3"><text:span text:style-name="T5">&lt;/p&gt;</text:span></text:p>
      <text:p text:style-name="P3"><text:span text:style-name="T5">&lt;/center&gt;</text:span></text:p>
      <text:p text:style-name="P3"><text:span text:style-name="T5">&lt;/body&gt;</text:span></text:p>
      <text:p text:style-name="P3"><text:span text:style-name="T5">&lt;/html&gt;</text:span><text:span text:style-name="T6"/></text:p>
      <text:p text:style-name="P3"><text:span text:style-name="T6"><text:s text:c="53"/>REGISTRATION FORM</text:span></text:p>
      <text:p text:style-name="P3"><text:span text:style-name="T7"/></text:p>
      <text:p text:style-name="P3"><text:span text:style-name="T7">&lt;!DOCTYPE html&gt;</text:span></text:p>
      <text:p text:style-name="P3"><text:span text:style-name="T7">&lt;head&gt;</text:span></text:p>
      <text:p text:style-name="P3"><text:span text:style-name="T7"><text:s text:c="4"/>&lt;title&gt;Register&lt;/title&gt;</text:span></text:p>
      <text:p text:style-name="P3"><text:span text:style-name="T7">&lt;/head&gt;</text:span></text:p>
      <text:p text:style-name="P3"><text:span text:style-name="T7">&lt;body&gt;</text:span></text:p>
      <text:p text:style-name="P3"><text:span text:style-name="T7"><text:s text:c="4"/>&lt;center&gt;</text:span></text:p>
      <text:p text:style-name="P3"><text:span text:style-name="T7"><text:s text:c="8"/>&lt;h1&gt;Error Makes Clever Academy<text:s/></text:span><text:span text:style-name="T8">🚀</text:span><text:span text:style-name="T9">&lt;/h1&gt;</text:span></text:p>
      <text:p text:style-name="P3"><text:span text:style-name="T9"><text:s text:c="8"/>&lt;h5&gt;training | Tech news | Freshers Guide&lt;/h5&gt;</text:span></text:p>
      <text:p text:style-name="P3"><text:span text:style-name="T9"><text:s text:c="8"/>&lt;p&gt;Empowering young developers to level up their skills through corporate training&lt;/p&gt;</text:span></text:p>
      <text:p text:style-name="P3"><text:span text:style-name="T9"><text:s text:c="4"/>&lt;/center&gt;</text:span></text:p>
      <text:p text:style-name="P3"><text:span text:style-name="T9"/></text:p>
      <text:p text:style-name="P3"><text:span text:style-name="T9"><text:s text:c="4"/>&lt;hr&gt;</text:span></text:p>
      <text:p text:style-name="P3"><text:span text:style-name="T9"/></text:p>
      <text:p text:style-name="P3"><text:span text:style-name="T9"><text:s text:c="4"/>&lt;center&gt;</text:span></text:p>
      <text:p text:style-name="P3"><text:span text:style-name="T9"><text:s text:c="8"/>&lt;h1&gt;Registration form&lt;/h1&gt;</text:span></text:p>
      <text:p text:style-name="P3"><text:span text:style-name="T9"/></text:p>
      <text:p text:style-name="P3"><text:span text:style-name="T9"><text:s text:c="8"/>&lt;form&gt;</text:span></text:p>
      <text:p text:style-name="P3"><text:span text:style-name="T9"/></text:p>
      <text:p text:style-name="P3"><text:span text:style-name="T9"><text:s text:c="12"/>&lt;table&gt;</text:span></text:p>
      <text:p text:style-name="P3"><text:span text:style-name="T9"/></text:p>
      <text:p text:style-name="P3"><text:span text:style-name="T9"/></text:p>
      <text:p text:style-name="P3"><text:span text:style-name="T9"><text:s text:c="17"/>&lt;tr&gt;</text:span></text:p>
      <text:p text:style-name="P3"><text:span text:style-name="T9"/></text:p>
      <text:p text:style-name="P3"><text:span text:style-name="T9"><text:s text:c="20"/>&lt;td&gt;Name:&lt;/td&gt; &lt;td&gt;&lt;input type="text" placeholder="Enter your Name"&gt;<text:s text:c="6"/>&lt;/td&gt;</text:span></text:p>
      <text:p text:style-name="P3"><text:span text:style-name="T9"/></text:p>
      <text:p text:style-name="P3"><text:span text:style-name="T9"/></text:p>
      <text:p text:style-name="P3"><text:span text:style-name="T9"><text:s text:c="17"/>&lt;/tr&gt;</text:span></text:p>
      <text:p text:style-name="P3"><text:span text:style-name="T9"/></text:p>
      <text:p text:style-name="P3"><text:span text:style-name="T9"><text:s text:c="17"/></text:span></text:p>
      <text:p text:style-name="P3"><text:span text:style-name="T9"><text:s text:c="17"/>&lt;tr&gt;</text:span></text:p>
      <text:p text:style-name="P3"><text:span text:style-name="T9"/></text:p>
      <text:p text:style-name="P3"><text:span text:style-name="T9"><text:s text:c="20"/>&lt;td&gt;Age:&lt;/td&gt; &lt;td&gt;&lt;input type="text" placeholder="Enter your Age"&gt;<text:s text:c="6"/>&lt;/td&gt;</text:span></text:p>
      <text:p text:style-name="P3"><text:span text:style-name="T9"/></text:p>
      <text:p text:style-name="P3"><text:span text:style-name="T9"/></text:p>
      <text:p text:style-name="P3"><text:span text:style-name="T9"><text:s text:c="17"/>&lt;/tr&gt;</text:span></text:p>
      <text:p text:style-name="P3"><text:span text:style-name="T9"/></text:p>
      <text:p text:style-name="P3"><text:span text:style-name="T9"><text:s text:c="17"/><text:tab/><text:tab/><text:tab/><text:tab/><text:tab/><text:tab/><text:tab/><text:tab/><text:tab/><text:tab/><text:tab/><text:tab/><text:tab/><text:tab/><text:tab/><text:tab/></text:span></text:p>
      <text:p text:style-name="P3"><text:span text:style-name="T9"><text:s text:c="17"/>&lt;tr&gt;</text:span></text:p>
      <text:p text:style-name="P3"><text:span text:style-name="T9"/></text:p>
      <text:p text:style-name="P3"><text:span text:style-name="T9"><text:s text:c="20"/>&lt;td&gt;Gender:&lt;/td&gt; </text:span></text:p>
      <text:p text:style-name="P3"><text:span text:style-name="T9"><text:s text:c="20"/>&lt;td&gt;</text:span></text:p>
      <text:p text:style-name="P3"><text:span text:style-name="T9"><text:s text:c="20"/>&lt;input type="radio" name ="Gender"&gt;male<text:s text:c="5"/></text:span></text:p>
      <text:p text:style-name="P3"><text:span text:style-name="T9"><text:s text:c="20"/>&lt;input type="radio" name="Gender"&gt;female </text:span></text:p>
      <text:p text:style-name="P3"><text:span text:style-name="T9"><text:s text:c="16"/>&lt;/td&gt;</text:span></text:p>
      <text:p text:style-name="P3"><text:span text:style-name="T9"/></text:p>
      <text:p text:style-name="P3"><text:span text:style-name="T9"/></text:p>
      <text:p text:style-name="P3"><text:span text:style-name="T9"><text:s text:c="17"/>&lt;/tr&gt;</text:span></text:p>
      <text:p text:style-name="P3"><text:span text:style-name="T9"/></text:p>
      <text:p text:style-name="P3"><text:span text:style-name="T9"><text:s text:c="17"/>&lt;tr&gt;</text:span></text:p>
      <text:p text:style-name="P3"><text:span text:style-name="T9"/></text:p>
      <text:p text:style-name="P3"><text:span text:style-name="T9"><text:s text:c="20"/>&lt;td&gt;Email:&lt;/td&gt; &lt;td&gt;&lt;input type="email" placeholder="Enter your Email"&gt;<text:s text:c="6"/>&lt;/td&gt;</text:span></text:p>
      <text:p text:style-name="P3"><text:span text:style-name="T9"/></text:p>
      <text:p text:style-name="P3"><text:span text:style-name="T9"/></text:p>
      <text:p text:style-name="P3"><text:span text:style-name="T9"><text:s text:c="17"/>&lt;/tr&gt;</text:span></text:p>
      <text:p text:style-name="P3"><text:span text:style-name="T9"/></text:p>
      <text:p text:style-name="P3"><text:span text:style-name="T9"><text:s text:c="17"/>&lt;tr&gt;</text:span></text:p>
      <text:p text:style-name="P3"><text:span text:style-name="T9"/></text:p>
      <text:p text:style-name="P3"><text:span text:style-name="T9"><text:s text:c="20"/>&lt;td&gt; select your course<text:s text:c="2"/>&lt;/td&gt;</text:span></text:p>
      <text:p text:style-name="P3"><text:span text:style-name="T9"><text:s text:c="20"/>&lt;td&gt;</text:span></text:p>
      <text:p text:style-name="P3"><text:span text:style-name="T9"><text:s text:c="24"/>&lt;select&gt;</text:span></text:p>
      <text:p text:style-name="P3"><text:span text:style-name="T9"><text:s text:c="28"/>&lt;option&gt;</text:span></text:p>
      <text:p text:style-name="P3"><text:span text:style-name="T9"><text:s text:c="32"/>python </text:span></text:p>
      <text:p text:style-name="P3"><text:span text:style-name="T9"><text:s text:c="28"/>&lt;/option&gt;</text:span></text:p>
      <text:p text:style-name="P3"><text:span text:style-name="T9"/></text:p>
      <text:p text:style-name="P3"><text:span text:style-name="T9"><text:s text:c="28"/>&lt;option&gt;</text:span></text:p>
      <text:p text:style-name="P3"><text:span text:style-name="T9"><text:s text:c="32"/>php </text:span></text:p>
      <text:p text:style-name="P3"><text:span text:style-name="T9"><text:s text:c="28"/>&lt;/option&gt;</text:span></text:p>
      <text:p text:style-name="P3"><text:span text:style-name="T9"/></text:p>
      <text:p text:style-name="P3"><text:span text:style-name="T9"><text:s text:c="28"/>&lt;option&gt;</text:span></text:p>
      <text:p text:style-name="P3"><text:span text:style-name="T9"><text:s text:c="30"/>Java</text:span></text:p>
      <text:p text:style-name="P3"><text:span text:style-name="T9"><text:s text:c="28"/>&lt;/option&gt;</text:span></text:p>
      <text:p text:style-name="P3"><text:span text:style-name="T9"/></text:p>
      <text:p text:style-name="P3"><text:span text:style-name="T9"><text:s text:c="28"/>&lt;option&gt;</text:span></text:p>
      <text:p text:style-name="P3"><text:span text:style-name="T9"><text:s text:c="31"/>MySQL </text:span></text:p>
      <text:p text:style-name="P3"><text:span text:style-name="T9"><text:s text:c="28"/>&lt;/option&gt;</text:span></text:p>
      <text:p text:style-name="P3"><text:span text:style-name="T9"/></text:p>
      <text:p text:style-name="P3"><text:span text:style-name="T9"><text:s text:c="24"/>&lt;/select&gt;</text:span></text:p>
      <text:p text:style-name="P3"><text:span text:style-name="T9"><text:s text:c="20"/>&lt;/td&gt;</text:span></text:p>
      <text:p text:style-name="P3"><text:span text:style-name="T9"/></text:p>
      <text:p text:style-name="P3"><text:span text:style-name="T9"/></text:p>
      <text:p text:style-name="P3"><text:span text:style-name="T9"><text:s text:c="17"/>&lt;/tr&gt;</text:span></text:p>
      <text:p text:style-name="P3"><text:span text:style-name="T9"/></text:p>
      <text:p text:style-name="P3"><text:span text:style-name="T9"><text:s text:c="17"/>&lt;tr&gt;</text:span></text:p>
      <text:p text:style-name="P3"><text:span text:style-name="T9"><text:s text:c="20"/>&lt;td&gt;Upload your Resume&lt;/td&gt;</text:span></text:p>
      <text:p text:style-name="P3"><text:span text:style-name="T9"><text:s text:c="20"/>&lt;td&gt;</text:span></text:p>
      <text:p text:style-name="P3"><text:span text:style-name="T9"><text:s text:c="24"/>&lt;input type="file"&gt;</text:span></text:p>
      <text:p text:style-name="P3"><text:span text:style-name="T9"><text:s text:c="20"/>&lt;/td&gt;</text:span></text:p>
      <text:p text:style-name="P3"><text:span text:style-name="T9"><text:s text:c="17"/>&lt;/tr&gt;</text:span></text:p>
      <text:p text:style-name="P3"><text:span text:style-name="T9"><text:s text:c="17"/></text:span></text:p>
      <text:p text:style-name="P3"><text:span text:style-name="T9"><text:s text:c="17"/>&lt;tr&gt;</text:span></text:p>
      <text:p text:style-name="P3"><text:span text:style-name="T9"><text:s text:c="20"/>&lt;td&gt;&lt;input type="reset"&gt;&lt;/td&gt;</text:span></text:p>
      <text:p text:style-name="P3"><text:span text:style-name="T9"><text:s text:c="20"/>&lt;td&gt;&lt;input type="submit"&gt;&lt;/td&gt;</text:span></text:p>
      <text:p text:style-name="P3"><text:span text:style-name="T9"><text:s text:c="17"/>&lt;/tr&gt;</text:span></text:p>
      <text:p text:style-name="P3"><text:span text:style-name="T9"/></text:p>
      <text:p text:style-name="P3"><text:span text:style-name="T9"><text:s text:c="12"/>&lt;/table&gt;</text:span></text:p>
      <text:p text:style-name="P3"><text:span text:style-name="T9"/></text:p>
      <text:p text:style-name="P3"><text:span text:style-name="T9"><text:s text:c="8"/>&lt;/form&gt;</text:span></text:p>
      <text:p text:style-name="P3"><text:span text:style-name="T9"/></text:p>
      <text:p text:style-name="P3"><text:span text:style-name="T9"><text:s text:c="4"/>&lt;/center&gt;</text:span></text:p>
      <text:p text:style-name="P3"><text:span text:style-name="T9"/></text:p>
      <text:p text:style-name="P3"><text:span text:style-name="T9"><text:s text:c="4"/>&lt;hr&gt;</text:span></text:p>
      <text:p text:style-name="P3"><text:span text:style-name="T9"/></text:p>
      <text:p text:style-name="P3"><text:span text:style-name="T9"><text:s text:c="4"/>&lt;center&gt;</text:span></text:p>
      <text:p text:style-name="P3"><text:span text:style-name="T9"><text:s text:c="4"/>&lt;p&gt;</text:span></text:p>
      <text:p text:style-name="P3"><text:span text:style-name="T9"><text:s text:c="8"/>&lt;a href="index.html"&gt;Home&lt;/a&gt; &lt;a&gt;instagram&lt;/a&gt; &lt;a href="https://www.youtube.com/watch?v=5QzzeYHApV0"&gt;youtube&lt;/a&gt;</text:span></text:p>
      <text:p text:style-name="P3"><text:span text:style-name="T9"><text:s text:c="4"/></text:span></text:p>
      <text:p text:style-name="P3"><text:span text:style-name="T9"><text:s text:c="4"/>&lt;/p&gt;</text:span></text:p>
      <text:p text:style-name="P3"><text:span text:style-name="T9">&lt;/center&gt;</text:span></text:p>
      <text:p text:style-name="P3"><text:span text:style-name="T9">&lt;/body&gt;</text:span></text:p>
      <text:p text:style-name="P3"><text:span text:style-name="T9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